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bPrzedmiot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emi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i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zyka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ielski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tematyka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formatyka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5:35:40.33087979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1T15:36:07.960008350</dc:date>
    <meta:editing-duration>PT27S</meta:editing-duration>
    <meta:editing-cycles>1</meta:editing-cycles>
    <meta:document-statistic meta:table-count="1" meta:cell-count="60" meta:object-count="0"/>
  </office:meta>
</office:document-meta>
</file>